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72" calcext:value-type="float">
            <text:p>172</text:p>
          </table:table-cell>
          <table:table-cell table:style-name="ce7" table:formula="of:=COUNTIF([.B7:.B199];&quot;X&quot;)" office:value-type="float" office:value="147" calcext:value-type="float">
            <text:p>147</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90" calcext:value-type="float">
            <text:p>1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2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2">00/00/0000</text:date>, <text:time style:data-style-name="N2" text:time-value="22:05:36.0193654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2T22:06:34.490931568</dc:date>
    <meta:editing-duration>PT9H52M53S</meta:editing-duration>
    <meta:editing-cycles>194</meta:editing-cycles>
    <meta:document-statistic meta:table-count="1" meta:cell-count="1013" meta:object-count="0"/>
  </office:meta>
</office:document-meta>
</file>